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bb9a5" officeooo:paragraph-rsid="000bb9a5"/>
    </style:style>
    <style:style style:name="P5" style:family="paragraph" style:parent-style-name="Standard">
      <style:text-properties style:font-name="Arial" officeooo:rsid="000e7305" officeooo:paragraph-rsid="000e7305"/>
    </style:style>
    <style:style style:name="P6" style:family="paragraph" style:parent-style-name="Standard">
      <style:text-properties style:font-name="Arial" fo:font-style="italic" officeooo:rsid="000e7305" officeooo:paragraph-rsid="000e7305" style:font-style-asian="italic" style:font-style-complex="italic"/>
    </style:style>
    <style:style style:name="T1" style:family="text">
      <style:text-properties fo:font-weight="bold" officeooo:rsid="000e7305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acaroni Salad</text:span> 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5">Elbow Macroni</text:p>
      <text:p text:style-name="P5">Hard Cooked Eggs, choped</text:p>
      <text:p text:style-name="P5">Pimentos, drained</text:p>
      <text:p text:style-name="P5">Green Onion, thinly sliced</text:p>
      <text:p text:style-name="P5">Black Olives, chopped</text:p>
      <text:p text:style-name="P5">Celery, chopped</text:p>
      <text:p text:style-name="P5"/>
      <text:p text:style-name="P6">Dressing:</text:p>
      <text:p text:style-name="P5"/>
      <text:p text:style-name="P5">Miracle Whip</text:p>
      <text:p text:style-name="P5">Garlic Powder</text:p>
      <text:p text:style-name="P5">Balsamic Vinegar</text:p>
      <text:p text:style-name="P5">Paprika</text:p>
      <text:p text:style-name="P5">White Pepper</text:p>
      <text:p text:style-name="P5"/>
      <text:p text:style-name="P1"/>
      <text:p text:style-name="P3">Cooking Instructions:</text:p>
      <text:p text:style-name="P1"/>
      <text:p text:style-name="P5">Amount of ingredients varies based on the amount needed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5:43:37.362000000</meta:creation-date>
    <meta:editing-duration>PT5M3S</meta:editing-duration>
    <meta:editing-cycles>2</meta:editing-cycles>
    <meta:generator>LibreOffice/6.3.2.2$Windows_X86_64 LibreOffice_project/98b30e735bda24bc04ab42594c85f7fd8be07b9c</meta:generator>
    <dc:date>2020-01-06T15:48:40.179000000</dc:date>
    <meta:document-statistic meta:table-count="0" meta:image-count="0" meta:object-count="0" meta:page-count="1" meta:paragraph-count="16" meta:word-count="42" meta:character-count="297" meta:non-whitespace-character-count="267"/>
  </office:meta>
</office:document-meta>
</file>